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/>
    </style:style>
    <style:style style:name="P3" style:family="paragraph" style:parent-style-name="Normal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 style:font-size-complex="12pt"/>
    </style:style>
    <style:style style:name="P4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" fo:font-size="12pt" style:font-size-asian="12pt"/>
    </style:style>
    <style:style style:name="P5" style:family="paragraph" style:parent-style-name="Normal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6" style:family="paragraph" style:parent-style-name="Normal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Normal">
      <style:paragraph-properties fo:margin-top="0cm" fo:margin-bottom="0cm" loext:contextual-spacing="false" fo:text-align="center" style:justify-single-word="false"/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/>
    </style:style>
    <style:style style:name="P10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751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751cm" style:auto-text-indent="false"/>
    </style:style>
    <style:style style:name="P12" style:family="paragraph" style:parent-style-name="Parágrafo_20_da_20_Lista">
      <style:paragraph-properties fo:margin-left="0.751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Parágrafo_20_da_20_Lista" style:list-style-name="L1">
      <style:paragraph-properties fo:margin-left="0.751cm" fo:margin-right="0cm" fo:margin-top="0.423cm" fo:margin-bottom="0cm" loext:contextual-spacing="false" fo:text-indent="-0.751cm" style:auto-text-indent="false">
        <style:tab-stops/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Parágrafo_20_da_20_Lista" style:list-style-name="L1">
      <style:paragraph-properties fo:margin-left="0.751cm" fo:margin-right="0cm" fo:margin-top="0cm" fo:margin-bottom="0cm" loext:contextual-spacing="false" fo:text-indent="-0.751cm" style:auto-text-indent="false">
        <style:tab-stops/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5" style:family="paragraph" style:parent-style-name="Normal" style:master-page-name="MP0">
      <style:paragraph-properties fo:margin-top="0cm" fo:margin-bottom="0cm" loext:contextual-spacing="false" fo:text-align="center" style:justify-single-word="false" style:page-number="auto" fo:break-before="page"/>
      <style:text-properties style:font-name="Times New Roman" fo:font-size="16pt" fo:font-weight="bold" style:font-size-asian="16pt" style:font-weight-asian="bold"/>
    </style:style>
    <style:style style:name="T1" style:family="text">
      <style:text-properties style:font-name="Times New Roman" fo:font-size="12pt" fo:font-weight="bold" style:font-size-asian="12pt" style:font-weight-asian="bold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06f418" style:font-size-asian="12pt" style:font-size-complex="12pt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size-complex="12pt"/>
    </style:style>
    <style:style style:name="T7" style:family="text">
      <style:text-properties style:font-name="Times New Roman" fo:font-size="12pt" fo:font-style="italic" officeooo:rsid="0006f418" style:font-size-asian="12pt" style:font-style-asian="italic" style:font-size-complex="12pt" style:font-style-complex="italic"/>
    </style:style>
    <style:style style:name="T8" style:family="text">
      <style:text-properties style:font-name="Times New Roman" fo:font-size="12pt" fo:font-style="normal" officeooo:rsid="0006f418" style:font-size-asian="12pt" style:font-style-asian="normal" style:font-size-complex="12pt" style:font-style-complex="normal"/>
    </style:style>
    <style:style style:name="T9" style:family="text">
      <style:text-properties style:font-name="Times New Roman" fo:font-size="10pt" style:font-size-asian="10pt"/>
    </style:style>
    <style:style style:name="T10" style:family="text">
      <style:text-properties style:text-position="super 67%" style:font-name="Times New Roman" fo:font-size="12pt" fo:font-weight="bold" style:font-size-asian="12pt" style:font-weight-asian="bold"/>
    </style:style>
    <style:style style:name="T11" style:family="text">
      <style:text-properties style:text-position="super 67%" style:font-name="Times New Roman" fo:font-size="12pt" style:font-size-asian="12pt"/>
    </style:style>
    <style:style style:name="T12" style:family="text">
      <style:text-properties officeooo:rsid="0006f418"/>
    </style:style>
    <style:style style:name="T13" style:family="text">
      <style:text-properties style:text-position="sub 58%" style:font-name="Times New Roman" fo:font-size="12pt" fo:font-style="italic" officeooo:rsid="0006f418" style:font-size-asian="12pt" style:font-style-asian="italic" style:font-size-complex="12pt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0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8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0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3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5">VISÃO COMPUTACIONAL E SUAS APLICAÇÕES EM INTELIGÊNCIA ARTIFICIAL </text:p>
      <text:p text:style-name="P2"/>
      <text:p text:style-name="P8"><text:span text:style-name="Fonte_20_parág._20_padrão"><text:span text:style-name="T1">Vitor Bruno de Oliveira Barth</text:span></text:span><text:span text:style-name="Fonte_20_parág._20_padrão"><text:span text:style-name="T10">1,2</text:span></text:span></text:p>
      <text:p text:style-name="P4"/>
      <text:p text:style-name="P8"><text:span text:style-name="Fonte_20_parág._20_padrão"><text:span text:style-name="T11">1</text:span></text:span><text:span text:style-name="Fonte_20_parág._20_padrão"><text:span text:style-name="T2"> Instituto Federal de Educação, Ciência e Tecnologia de Mato Grosso – Campus Cuiabá “Octayde Jorge da Silva”</text:span></text:span></text:p>
      <text:p text:style-name="P9"><text:span text:style-name="Fonte_20_parág._20_padrão"><text:span text:style-name="T11">2</text:span></text:span><text:span text:style-name="Fonte_20_parág._20_padrão"><text:span text:style-name="T2"> Grupo de Pesquisa em Redes e Segurança do IFMT – Campus Cuiabá</text:span></text:span></text:p>
      <text:p text:style-name="P9"><text:span text:style-name="Fonte_20_parág._20_padrão"><text:span text:style-name="T9">vbob@vbob.com.br</text:span></text:span></text:p>
      <text:p text:style-name="P7"/>
      <text:p text:style-name="P1"><text:span text:style-name="Fonte_20_parág._20_padrão"><text:span text:style-name="T5">Resumo</text:span></text:span><text:span text:style-name="Fonte_20_parág._20_padrão"><text:span text:style-name="T6">: Resumo do Artigo</text:span></text:span></text:p>
      <text:p text:style-name="P3"/>
      <text:p text:style-name="P1"><text:span text:style-name="Fonte_20_parág._20_padrão"><text:span text:style-name="T5">Palavras-Chave: </text:span></text:span><text:span text:style-name="Fonte_20_parág._20_padrão"><text:span text:style-name="T6">Palavras Chave, Separadas por Vírgula</text:span></text:span></text:p>
      <text:p text:style-name="P5"/>
      <text:list xml:id="list2444854878" text:style-name="L1">
        <text:list-item>
          <text:p text:style-name="P13">Introdução</text:p>
        </text:list-item>
      </text:list>
      <text:p text:style-name="P10"><text:span text:style-name="T12">O</text:span> sentido da visão é o responsável por fornecer aos seres humanos informações sobre o ambiente em que se encontra. Do mesmo modo, sistemas de visão são responsáveis por obter dados do mundo e informa-los à agente inteligentes, possibilitando a estes realizar ações de acordo com o estado de suas redondezas. [REFERENCIA]</text:p>
      <text:p text:style-name="P11"><text:span text:style-name="Fonte_20_parág._20_padrão"><text:span text:style-name="T3">Ferramentas de captura digital de imagens projetam, por meio de seus sistemas de lentes, informações numéricas de brilho e cor do mundo 3D em uma imagem 2D, representada computacionalmente por uma matriz </text:span></text:span><text:span text:style-name="Fonte_20_parág._20_padrão"><text:span text:style-name="T7">n</text:span></text:span><text:span text:style-name="Fonte_20_parág._20_padrão"><text:span text:style-name="T4"> x </text:span></text:span><text:span text:style-name="Fonte_20_parág._20_padrão"><text:span text:style-name="T7">m</text:span></text:span><text:span text:style-name="Fonte_20_parág._20_padrão"><text:span text:style-name="T3">. Nesta matriz, cada elemento </text:span></text:span><text:span text:style-name="Fonte_20_parág._20_padrão"><text:span text:style-name="T7">a</text:span></text:span><text:span text:style-name="Fonte_20_parág._20_padrão"><text:span text:style-name="T13">i,j</text:span></text:span><text:span text:style-name="Fonte_20_parág._20_padrão"><text:span text:style-name="T7"> </text:span></text:span><text:span text:style-name="Fonte_20_parág._20_padrão"><text:span text:style-name="T3">denominado </text:span></text:span><text:span text:style-name="Fonte_20_parág._20_padrão"><text:span text:style-name="T6">pixel</text:span></text:span><text:span text:style-name="Fonte_20_parág._20_padrão"><text:span text:style-name="T3">, armazena um vetor bidimensional </text:span></text:span><text:span text:style-name="Fonte_20_parág._20_padrão"><text:span text:style-name="T4">(</text:span></text:span><text:span text:style-name="Fonte_20_parág._20_padrão"><text:span text:style-name="T7">brilho, cor</text:span></text:span><text:span text:style-name="Fonte_20_parág._20_padrão"><text:span text:style-name="T8">)</text:span></text:span><text:span text:style-name="Fonte_20_parág._20_padrão"><text:span text:style-name="T3">, e o principal objetivo da área de visão computacional é extrair informações a partir desta matriz de </text:span></text:span><text:span text:style-name="Fonte_20_parág._20_padrão"><text:span text:style-name="T6">pixels </text:span></text:span><text:span text:style-name="Fonte_20_parág._20_padrão"><text:span text:style-name="T3">obtida pelo sensor de imagem.</text:span></text:span></text:p>
      <text:p text:style-name="P5"/>
      <text:list xml:id="list211313398457033" text:continue-numbering="true" text:style-name="L1">
        <text:list-item>
          <text:p text:style-name="P14">Materiais e Métodos</text:p>
        </text:list-item>
      </text:list>
      <text:p text:style-name="P12">Conteúdo</text:p>
      <text:p text:style-name="P12"/>
      <text:list xml:id="list211313648241759" text:continue-numbering="true" text:style-name="L1">
        <text:list-item>
          <text:p text:style-name="P14">Desenvolvimento</text:p>
        </text:list-item>
      </text:list>
      <text:p text:style-name="P12">Conteúdo</text:p>
      <text:p text:style-name="P12"/>
      <text:list xml:id="list211315170805945" text:continue-numbering="true" text:style-name="L1">
        <text:list-item>
          <text:p text:style-name="P14">Resultados e Discussão</text:p>
        </text:list-item>
      </text:list>
      <text:p text:style-name="P12">Conteúdo</text:p>
      <text:p text:style-name="P12"/>
      <text:list xml:id="list211313384180280" text:continue-numbering="true" text:style-name="L1">
        <text:list-item>
          <text:p text:style-name="P14">Conclusão</text:p>
        </text:list-item>
      </text:list>
      <text:p text:style-name="P12">Conteúdo</text:p>
      <text:p text:style-name="P12"/>
      <text:p text:style-name="P6">Referências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dc:title/>
    <dc:description/>
    <dc:subject/>
    <meta:initial-creator>Vitor Bruno de Oliveira Barth</meta:initial-creator>
    <meta:creation-date>2018-08-20T20:05:00Z</meta:creation-date>
    <dc:date>2018-08-20T21:13:13.104235448</dc:date>
    <meta:editing-cycles>9</meta:editing-cycles>
    <meta:editing-duration>PT26M43S</meta:editing-duration>
    <meta:document-statistic meta:table-count="0" meta:image-count="0" meta:object-count="0" meta:page-count="1" meta:paragraph-count="19" meta:word-count="195" meta:character-count="1257" meta:non-whitespace-character-count="1083"/>
    <meta:template xlink:type="simple" xlink:actuate="onRequest" xlink:title="" xlink:href="Normal"/>
  </office:meta>
</office:document-meta>
</file>